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3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number-columns-repeated="2" table:default-cell-style-name="ce13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1011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category4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style-name="ce12" office:value-type="string" calcext:value-type="string">
            <text:p>Acute myocardial infarction</text:p>
          </table:table-cell>
          <table:table-cell table:style-name="ce12" office:value-type="string" calcext:value-type="string">
            <text:p>I21</text:p>
          </table:table-cell>
          <table:table-cell table:formula="of:=COUNTIF([.B$2:.B$9739];[.G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G3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G4])" office:value-type="float" office:value="3" calcext:value-type="float">
            <text:p>3</text:p>
          </table:table-cell>
          <table:table-cell table:style-name="ce13" office:value-type="string" calcext:value-type="string">
            <text:p>Allergy, unspecified</text:p>
          </table:table-cell>
          <table:table-cell table:style-name="ce13" office:value-type="string" calcext:value-type="string">
            <text:p>T78.4</text:p>
          </table:table-cell>
          <table:table-cell table:number-columns-repeated="2" table:style-name="ce13" office:value-type="string" calcext:value-type="string">
            <text:p>Allergy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G5])" office:value-type="float" office:value="4" calcext:value-type="float">
            <text:p>4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2" table:style-name="ce13" office:value-type="string" calcext:value-type="string">
            <text:p>Nervous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G6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2" office:value-type="string" calcext:value-type="string">
            <text:p>Blood and blood-forming organs dis. and certain disorders involving the immune mechanism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G7])" office:value-type="float" office:value="4" calcext:value-type="float">
            <text:p>4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2" office:value-type="string" calcext:value-type="string">
            <text:p>Blood and blood-forming organs dis. and certain disorders involving the immune mechanism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G8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G9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G10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G11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G12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G13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G14])" office:value-type="float" office:value="9" calcext:value-type="float">
            <text:p>9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Allergy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G15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G16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G1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G18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G19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G2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G21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13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G2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G23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G24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G25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G26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G27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G28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G29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G30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G31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G32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G33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G3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G35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style-name="ce12" office:value-type="string" calcext:value-type="string">
            <text:p>Cellulitis</text:p>
          </table:table-cell>
          <table:table-cell table:style-name="ce12" office:value-type="string" calcext:value-type="string">
            <text:p>L03</text:p>
          </table:table-cell>
          <table:table-cell table:formula="of:=COUNTIF([.B$2:.B$9739];[.G36])" office:value-type="float" office:value="3" calcext:value-type="float">
            <text:p>3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2" table:style-name="ce13"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G37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G38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G39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G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G41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G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G43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G44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G4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G46])" office:value-type="float" office:value="2" calcext:value-type="float">
            <text:p>2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05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G47])" office:value-type="float" office:value="6" calcext:value-type="float">
            <text:p>6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U07.1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Infectio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G48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G49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G50])" office:value-type="float" office:value="20" calcext:value-type="float">
            <text:p>20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G51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2" table:style-name="ce13"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G52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2" office:value-type="string" calcext:value-type="string">
            <text:p>Endocrine, nutritional and metabolic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G53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2" office:value-type="string" calcext:value-type="string">
            <text:p>Endocrine, nutritional and metabolic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G54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2" office:value-type="string" calcext:value-type="string">
            <text:p>Endocrine, nutritional and metabolic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G55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G56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2" office:value-type="string" calcext:value-type="string">
            <text:p>Blood and blood-forming organs dis. and certain disorders involving the immune mechanism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G5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G58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G5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G6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G61])" office:value-type="float" office:value="8" calcext:value-type="float">
            <text:p>8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H60-H95 (VIII)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G62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G63])" office:value-type="float" office:value="8" calcext:value-type="float">
            <text:p>8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G64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G65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2" table:style-name="ce13"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G6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G6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G6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G6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G7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G71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G72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G73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G74])" office:value-type="float" office:value="1" calcext:value-type="float">
            <text:p>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R3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G75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G76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G77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Height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G78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G79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2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G80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G8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G8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G83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G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G85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Longevity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G86])" office:value-type="float" office:value="3" calcext:value-type="float">
            <text:p>3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G87])" office:value-type="float" office:value="3" calcext:value-type="float">
            <text:p>3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2" table:style-name="ce13" office:value-type="string" calcext:value-type="string">
            <text:p>Nervous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G88])" office:value-type="float" office:value="6" calcext:value-type="float">
            <text:p>6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R06.5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G89])" office:value-type="float" office:value="5" calcext:value-type="float">
            <text:p>5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2" table:style-name="ce13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39];[.G90])" office:value-type="float" office:value="0" calcext:value-type="float">
            <text:p>0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G91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G92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2" table:style-name="ce13" office:value-type="string" calcext:value-type="string">
            <text:p>Nervous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G93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2" table:style-name="ce13" office:value-type="string" calcext:value-type="string">
            <text:p>Nervous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G94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2" office:value-type="string" calcext:value-type="string">
            <text:p>Endocrine, nutritional and metabolic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G95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G96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G97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G9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G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G100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G101])" office:value-type="float" office:value="2" calcext:value-type="float">
            <text:p>2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2" table:style-name="ce13"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G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G103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G104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G10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G106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2" table:style-name="ce13" office:value-type="string" calcext:value-type="string">
            <text:p>Nervous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G107])" office:value-type="float" office:value="7" calcext:value-type="float">
            <text:p>7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G10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G109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G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G111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2" table:style-name="ce13"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12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13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G114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G115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G116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2" table:style-name="ce13"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G117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G118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Infectio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G11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G120])" office:value-type="float" office:value="1" calcext:value-type="float">
            <text:p>1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D12.5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G121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2" table:style-name="ce13"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G122])" office:value-type="float" office:value="11" calcext:value-type="float">
            <text:p>1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2" table:style-name="ce13" office:value-type="string" calcext:value-type="string">
            <text:p>Nervous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G12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G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G12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Digestive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G126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2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G127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2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G128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2" table:style-name="ce13"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G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G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2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3"/>
          <table:table-cell table:style-name="ce15" table:number-columns-repeated="4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6"/>
          <table:table-cell table:number-columns-repeated="1018"/>
        </table:table-row>
        <table:table-row table:style-name="ro1" table:number-rows-repeated="366">
          <table:table-cell table:style-name="Default" table:number-columns-repeated="5"/>
          <table:table-cell table:number-columns-repeated="1019"/>
        </table:table-row>
        <table:table-row table:style-name="ro1" table:number-rows-repeated="154">
          <table:table-cell table:style-name="ce12" table:number-columns-repeated="5"/>
          <table:table-cell table:number-columns-repeated="1019"/>
        </table:table-row>
        <table:table-row table:style-name="ro1" table:number-rows-repeated="10476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3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2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G1:all.L1048576">
          <table:sort>
            <table:sort-by table:field-number="0" table:data-type="automatic"/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25T18:00:47.796755794</dc:date>
    <dc:creator>Aitor González</dc:creator>
    <meta:editing-duration>PT19H45M24S</meta:editing-duration>
    <meta:editing-cycles>613</meta:editing-cycles>
    <meta:generator>LibreOffice/7.4.1.2$Linux_X86_64 LibreOffice_project/40$Build-2</meta:generator>
    <meta:document-statistic meta:table-count="2" meta:cell-count="3077" meta:object-count="0"/>
  </office:meta>
</office:document-meta>
</file>